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bstract</text:p>
      <text:p text:style-name="Standard"></text:p>
      <text:p text:style-name="Standard"><text:s/>Often in the process of designing an image processing application, one needs to </text:p>
      <text:p text:style-name="Standard">visualize and to compare results of the process at different stages.</text:p>
      <text:p text:style-name="Standard"></text:p>
      <text:p text:style-name="Standard">The current solution is often to add many itkwriters and write an image after </text:p>
      <text:p text:style-name="Standard">each filter. Then, one has to open each image in a viewer, adjust the </text:p>
      <text:p text:style-name="Standard">LookUpTables, try to find a region in the original image, and its </text:p>
      <text:p text:style-name="Standard">correspondence in the processed image. This technique slows down the processing, </text:p>
      <text:p text:style-name="Standard">as one has to write each image to be visualized in the hard drive. </text:p>
      <text:p text:style-name="Standard">Opening the images, trying to synchronize the visualizations is also time consuming.</text:p>
      <text:p text:style-name="Standard"></text:p>
      <text:p text:style-name="Standard"><text:s/></text:p>
      <text:p text:style-name="Standard"></text:p>
      <text:p text:style-name="Standard">To address this problem, we first created NAME_OF_THE_PROJECT, a lightweight </text:p>
      <text:p text:style-name="Standard">visualization library that can be easily incorporated to any Qt application.</text:p>
      <text:p text:style-name="Standard"></text:p>
      <text:p text:style-name="Standard">Then, this project merged with Matt MacCormick’s visual debugger for ITK, </text:p>
      <text:p text:style-name="Standard">in order to provide a complete package for visualizing images while debugging an</text:p>
      <text:p text:style-name="Standard"><text:s/>ITK pipeline! Thus freeing the developers from the many writers in their code.</text:p>
      <text:p text:style-name="Standard"></text:p>
      <text:p text:style-name="Standard"><text:s/></text:p>
      <text:p text:style-name="Standard"></text:p>
      <text:p text:style-name="Standard">ARNAUD &amp; MATT : something to add/delete ?</text:p>
      <text:p text:style-name="Standard"></text:p>
      <text:p text:style-name="Standard">Introduction</text:p>
      <text:p text:style-name="Standard"></text:p>
      <text:p text:style-name="Standard"></text:p>
      <text:p text:style-name="Standard">NAME_OF_THE_PROJECT was developed in the Megason Lab and the MATT’s LAB. It is a</text:p>
      <text:p text:style-name="Standard"><text:s/>library aimed at simple comparison of images. It is capable of displaying images</text:p>
      <text:p text:style-name="Standard"><text:s text:c="2"/>directly from the memory while debugging an ITK application.</text:p>
      <text:p text:style-name="Standard"></text:p>
      <text:p text:style-name="Standard">NAME_OF_THE_PROJECT can be used in the process of developing an ITK or VTK image</text:p>
      <text:p text:style-name="Standard"><text:s/>processing or data visualization program: developers can use it to quickly </text:p>
      <text:p text:style-name="Standard"><text:s/>visualize and compare results of filters in different parts of the pipeline.</text:p>
      <text:p text:style-name="Standard"></text:p>
      <text:p text:style-name="Standard">ARNAUD &amp; MATT : something to add/delete ?</text:p>
      <text:p text:style-name="Standard"><text:s/></text:p>
      <text:p text:style-name="Standard">Phylosophy</text:p>
      <text:p text:style-name="Standard"></text:p>
      <text:p text:style-name="Standard">NAME_OF_THE_PROJECT was created to simplify things: bundling MATT’s visual </text:p>
      <text:p text:style-name="Standard">debugger and a simple viewer should make the installation process much simplier.</text:p>
      <text:p text:style-name="Standard">The visualization library should be easy to use and modify.</text:p>
      <text:p text:style-name="Standard"></text:p>
      <text:p text:style-name="Standard">ARNAUD &amp; MATT : something to add/delete ?</text:p>
      <text:p text:style-name="Standard"></text:p>
      <text:p text:style-name="Standard"><text:s/></text:p>
      <text:p text:style-name="Standard">Features <text:s text:c="16"/></text:p>
      <text:p text:style-name="Standard"></text:p>
      <text:p text:style-name="Standard"><text:soft-page-break/>NAME_OF_THE_PROJECT includes :</text:p>
      <text:p text:style-name="Standard"></text:p>
      <text:p text:style-name="Standard">support for ITK images (see supported format for itk images support details)</text:p>
      <text:p text:style-name="Standard"></text:p>
      <text:p text:style-name="Standard">support for VTK images</text:p>
      <text:p text:style-name="Standard"></text:p>
      <text:p text:style-name="Standard">ITK visual debugging</text:p>
      <text:p text:style-name="Standard"></text:p>
      <text:p text:style-name="Standard">a camera synchronization for fine comparison of results.</text:p>
      <text:p text:style-name="Standard"></text:p>
      <text:p text:style-name="Standard">Look Up Tables</text:p>
      <text:p text:style-name="Standard"></text:p>
      <text:p text:style-name="Standard">QWidget ui form for easy customization using Qt Designer.</text:p>
      <text:p text:style-name="Standard"></text:p>
      <text:p text:style-name="Standard">QWidget inheritance for integration to a Qt GUI.</text:p>
      <text:p text:style-name="Standard"></text:p>
      <text:p text:style-name="Standard">A manager class that takes care of visualizations properties </text:p>
      <text:p text:style-name="Standard">(creation, deletion, synchronization of several views, Look Up Tables…)</text:p>
      <text:p text:style-name="Standard"></text:p>
      <text:p text:style-name="Standard"></text:p>
      <text:p text:style-name="Standard">Description of the library :</text:p>
      <text:p text:style-name="Standard"></text:p>
      <text:p text:style-name="Standard">The library is composed by six classes, which are all Qt objects :</text:p>
      <text:p text:style-name="Standard"></text:p>
      <text:p text:style-name="Standard">QGoSynchronizedView is the abstract class for QGoSynchronizedView2D and </text:p>
      <text:p text:style-name="Standard">QGoSynchronizedView3D. </text:p>
      <text:p text:style-name="Standard"></text:p>
      <text:p text:style-name="Standard">QGoSynchronizedView2D(3D) is used to display a QWidget containing a two(three) </text:p>
      <text:p text:style-name="Standard">dimensional vtkimagedata* or itkimage*. QGoSynchronizedView2D(3D) provides the </text:p>
      <text:p text:style-name="Standard">interface to synchronize cameras among several GoSynchronizedView2D(3D).</text:p>
      <text:p text:style-name="Standard"></text:p>
      <text:p text:style-name="Standard">QGoSynchronizedView2D(3D)Callbacks takes a list of QGoSynchronizedView(3D) and </text:p>
      <text:p text:style-name="Standard">synchronizes their cameras by setting up callbacks. It is recommended to let the</text:p>
      <text:p text:style-name="Standard"><text:s/>QGoSynchronizedViewManager deal with SynchronizedView synchronization.</text:p>
      <text:p text:style-name="Standard"></text:p>
      <text:p text:style-name="Standard">QGoSynchronizedViewManager is the high level class for QGoSynchronizedView2D, </text:p>
      <text:p text:style-name="Standard">QGoSynchronizedView2DCallbacks, QGoSynchronizedView3D, QGoSynchronizedView3DCallbacks. </text:p>
      <text:p text:style-name="Standard">This class deals with QGoSynchronizedViews for correct synchronization and handling </text:p>
      <text:p text:style-name="Standard">provides a simple interface to create/delete/synchronize QGoSynchronizedViews.</text:p>
      <text:p text:style-name="Standard"></text:p>
      <text:p text:style-name="Standard">For implementation details, the reader is directed to the Doxygen documentation </text:p>
      <text:p text:style-name="Standard">and the source code that is heavily documented.</text:p>
      <text:p text:style-name="Standard"></text:p>
      <text:p text:style-name="Standard">ARNAUD &amp; MATT : what’s new ?</text:p>
      <text:p text:style-name="Standard"></text:p>
      <text:p text:style-name="Standard">Usage</text:p>
      <text:p text:style-name="Standard"></text:p>
      <text:p text:style-name="Standard">Visualization library :</text:p>
      <text:p text:style-name="Standard"><text:soft-page-break/></text:p>
      <text:p text:style-name="Standard">ARNAUD &amp; MATT : should I keep here the code snippets for using the visualization library</text:p>
      <text:p text:style-name="Standard"></text:p>
      <text:p text:style-name="Standard">Visual debugging :</text:p>
      <text:p text:style-name="Standard"></text:p>
      <text:p text:style-name="Standard">ARNAUD &amp; MATT : Maybe one typical debugging operation here ?</text:p>
      <text:p text:style-name="Standard"></text:p>
      <text:p text:style-name="Standard"><text:s/></text:p>
      <text:p text:style-name="Standard">Installation</text:p>
      <text:p text:style-name="Standard"></text:p>
      <text:p text:style-name="Standard">ARNAUD &amp; MATT : what’s new ?</text:p>
      <text:p text:style-name="Standard">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naud </meta:initial-creator>
    <meta:creation-date>2010-11-18T17:33:29</meta:creation-date>
    <meta:document-statistic meta:table-count="0" meta:image-count="0" meta:object-count="0" meta:page-count="3" meta:paragraph-count="110" meta:word-count="531" meta:character-count="3764"/>
    <dc:date>2010-11-18T17:34:02</dc:date>
    <dc:creator>Arnaud </dc:creator>
    <meta:editing-duration>PT34S</meta:editing-duration>
    <meta:editing-cycles>1</meta:editing-cycles>
    <meta:generator>OpenOffice.org/3.3$Unix OpenOffice.org_project/330m14$Build-9542</meta:generator>
  </office:meta>
</office:document-meta>
</file>